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701in"/>
    </style:style>
    <style:style style:name="Table2.D" style:family="table-column">
      <style:table-column-properties style:column-width="0.9549in"/>
    </style:style>
    <style:style style:name="Table2.E" style:family="table-column">
      <style:table-column-properties style:column-width="0.93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05dc64" officeooo:paragraph-rsid="0005dc64"/>
    </style:style>
    <style:style style:name="P2" style:family="paragraph" style:parent-style-name="Standard">
      <style:paragraph-properties fo:text-align="center" style:justify-single-word="false"/>
      <style:text-properties officeooo:rsid="0005dc64" officeooo:paragraph-rsid="0005dc64"/>
    </style:style>
    <style:style style:name="P3" style:family="paragraph" style:parent-style-name="Standard">
      <style:text-properties officeooo:rsid="0005dc64" officeooo:paragraph-rsid="0006076b"/>
    </style:style>
    <style:style style:name="P4" style:family="paragraph" style:parent-style-name="Standard">
      <style:paragraph-properties fo:text-align="center" style:justify-single-word="false"/>
      <style:text-properties fo:font-weight="bold" officeooo:rsid="0005dc64" officeooo:paragraph-rsid="0005dc64" style:font-weight-asian="bold" style:font-weight-complex="bold"/>
    </style:style>
    <style:style style:name="P5" style:family="paragraph" style:parent-style-name="Standard">
      <style:text-properties officeooo:rsid="0006076b" officeooo:paragraph-rsid="0006076b"/>
    </style:style>
    <style:style style:name="P6" style:family="paragraph" style:parent-style-name="Standard">
      <style:text-properties officeooo:rsid="00065d1c" officeooo:paragraph-rsid="00065d1c"/>
    </style:style>
    <style:style style:name="P7" style:family="paragraph" style:parent-style-name="Standard">
      <style:text-properties style:text-underline-style="solid" style:text-underline-width="auto" style:text-underline-color="font-color" officeooo:rsid="00065d1c" officeooo:paragraph-rsid="00065d1c"/>
    </style:style>
    <style:style style:name="P8" style:family="paragraph" style:parent-style-name="Standard">
      <style:text-properties style:text-underline-style="solid" style:text-underline-width="auto" style:text-underline-color="font-color" officeooo:rsid="0007a4dc" officeooo:paragraph-rsid="00085bb3"/>
    </style:style>
    <style:style style:name="P9" style:family="paragraph" style:parent-style-name="Standard">
      <style:text-properties style:text-underline-style="solid" style:text-underline-width="auto" style:text-underline-color="font-color" fo:font-weight="normal" officeooo:rsid="0024d9e2" officeooo:paragraph-rsid="0024d9e2" style:font-weight-asian="normal" style:font-weight-complex="normal"/>
    </style:style>
    <style:style style:name="P10" style:family="paragraph" style:parent-style-name="Standard">
      <style:text-properties officeooo:rsid="0007a4dc" officeooo:paragraph-rsid="0007a4dc"/>
    </style:style>
    <style:style style:name="P11" style:family="paragraph" style:parent-style-name="Standard">
      <style:text-properties officeooo:rsid="0007a4dc" officeooo:paragraph-rsid="00095639"/>
    </style:style>
    <style:style style:name="P12" style:family="paragraph" style:parent-style-name="Standard">
      <style:text-properties officeooo:rsid="00085bb3" officeooo:paragraph-rsid="00085bb3"/>
    </style:style>
    <style:style style:name="P13" style:family="paragraph" style:parent-style-name="Standard">
      <style:text-properties officeooo:rsid="00085bb3" officeooo:paragraph-rsid="00095639"/>
    </style:style>
    <style:style style:name="P14" style:family="paragraph" style:parent-style-name="Standard">
      <style:text-properties officeooo:rsid="00095639" officeooo:paragraph-rsid="00095639"/>
    </style:style>
    <style:style style:name="P15" style:family="paragraph" style:parent-style-name="Standard">
      <style:text-properties officeooo:rsid="000aa9e0" officeooo:paragraph-rsid="000aa9e0"/>
    </style:style>
    <style:style style:name="P16" style:family="paragraph" style:parent-style-name="Standard">
      <style:text-properties fo:font-weight="normal" officeooo:rsid="0010371f" officeooo:paragraph-rsid="0010371f" style:font-weight-asian="normal" style:font-weight-complex="normal"/>
    </style:style>
    <style:style style:name="P17" style:family="paragraph" style:parent-style-name="Standard">
      <style:text-properties fo:font-weight="normal" officeooo:rsid="0024d9e2" officeooo:paragraph-rsid="0024d9e2" style:font-weight-asian="normal" style:font-weight-complex="normal"/>
    </style:style>
    <style:style style:name="P18" style:family="paragraph" style:parent-style-name="Standard">
      <style:text-properties fo:font-weight="normal" officeooo:rsid="0024d9e2" officeooo:paragraph-rsid="00257278" style:font-weight-asian="normal" style:font-weight-complex="normal"/>
    </style:style>
    <style:style style:name="P19" style:family="paragraph" style:parent-style-name="Standard">
      <style:text-properties fo:font-weight="normal" officeooo:rsid="00257278" officeooo:paragraph-rsid="00257278" style:font-weight-asian="normal" style:font-weight-complex="normal"/>
    </style:style>
    <style:style style:name="P20" style:family="paragraph" style:parent-style-name="Standard">
      <style:text-properties fo:font-weight="normal" officeooo:rsid="0025bb98" officeooo:paragraph-rsid="0025bb98" style:font-weight-asian="normal" style:font-weight-complex="normal"/>
    </style:style>
    <style:style style:name="P21" style:family="paragraph" style:parent-style-name="Standard">
      <style:text-properties fo:font-weight="normal" officeooo:rsid="002699eb" officeooo:paragraph-rsid="002699eb" style:font-weight-asian="normal" style:font-weight-complex="normal"/>
    </style:style>
    <style:style style:name="P22" style:family="paragraph" style:parent-style-name="Standard">
      <style:text-properties fo:font-weight="normal" officeooo:rsid="00279039" officeooo:paragraph-rsid="00279039" style:font-weight-asian="normal" style:font-weight-complex="normal"/>
    </style:style>
    <style:style style:name="P23" style:family="paragraph" style:parent-style-name="Standard">
      <style:text-properties fo:font-weight="normal" officeooo:rsid="00286751" officeooo:paragraph-rsid="00286751" style:font-weight-asian="normal" style:font-weight-complex="normal"/>
    </style:style>
    <style:style style:name="P24" style:family="paragraph" style:parent-style-name="Standard">
      <style:text-properties officeooo:rsid="0010e9ba" officeooo:paragraph-rsid="0010e9ba"/>
    </style:style>
    <style:style style:name="P25" style:family="paragraph" style:parent-style-name="Standard">
      <style:text-properties officeooo:rsid="00194866" officeooo:paragraph-rsid="00194866"/>
    </style:style>
    <style:style style:name="P26" style:family="paragraph" style:parent-style-name="Standard">
      <style:text-properties officeooo:rsid="00194866" officeooo:paragraph-rsid="00286751"/>
    </style:style>
    <style:style style:name="P27" style:family="paragraph" style:parent-style-name="Standard">
      <style:text-properties officeooo:rsid="001ac572" officeooo:paragraph-rsid="001ac572"/>
    </style:style>
    <style:style style:name="P28" style:family="paragraph" style:parent-style-name="Standard">
      <style:text-properties officeooo:rsid="001ac572" officeooo:paragraph-rsid="0021e530"/>
    </style:style>
    <style:style style:name="P29" style:family="paragraph" style:parent-style-name="Standard">
      <style:text-properties officeooo:rsid="001b2f1f" officeooo:paragraph-rsid="001b2f1f"/>
    </style:style>
    <style:style style:name="P30" style:family="paragraph" style:parent-style-name="Standard">
      <style:text-properties officeooo:rsid="001c4e02" officeooo:paragraph-rsid="001c4e02"/>
    </style:style>
    <style:style style:name="P31" style:family="paragraph" style:parent-style-name="Standard">
      <style:text-properties officeooo:rsid="00220727" officeooo:paragraph-rsid="00220727"/>
    </style:style>
    <style:style style:name="P32" style:family="paragraph" style:parent-style-name="Standard">
      <style:text-properties style:font-name="Liberation Mono" fo:font-size="10pt" officeooo:rsid="00220727" officeooo:paragraph-rsid="00220727" style:font-size-asian="10pt" style:font-size-complex="10pt"/>
    </style:style>
    <style:style style:name="P33" style:family="paragraph" style:parent-style-name="Standard">
      <style:text-properties style:font-name="Liberation Mono" fo:font-size="10pt" officeooo:rsid="00220727" officeooo:paragraph-rsid="00228721" style:font-size-asian="10pt" style:font-size-complex="10pt"/>
    </style:style>
    <style:style style:name="P34" style:family="paragraph" style:parent-style-name="Standard">
      <style:text-properties officeooo:rsid="00228721" officeooo:paragraph-rsid="0022d827"/>
    </style:style>
    <style:style style:name="P35" style:family="paragraph" style:parent-style-name="Standard">
      <style:text-properties officeooo:rsid="0022d827" officeooo:paragraph-rsid="0022d827"/>
    </style:style>
    <style:style style:name="P36" style:family="paragraph" style:parent-style-name="Standard">
      <style:text-properties officeooo:rsid="0022d827" officeooo:paragraph-rsid="00239b5f"/>
    </style:style>
    <style:style style:name="P37" style:family="paragraph" style:parent-style-name="Standard">
      <style:text-properties officeooo:rsid="00234f3d" officeooo:paragraph-rsid="00234f3d"/>
    </style:style>
    <style:style style:name="P38" style:family="paragraph" style:parent-style-name="Standard">
      <style:text-properties officeooo:rsid="000c367e" officeooo:paragraph-rsid="00286751"/>
    </style:style>
    <style:style style:name="P39" style:family="paragraph" style:parent-style-name="Standard">
      <style:text-properties officeooo:rsid="0024d9e2" officeooo:paragraph-rsid="0024d9e2"/>
    </style:style>
    <style:style style:name="P40" style:family="paragraph" style:parent-style-name="Standard">
      <style:text-properties officeooo:paragraph-rsid="00286751"/>
    </style:style>
    <style:style style:name="P41" style:family="paragraph" style:parent-style-name="Standard">
      <style:text-properties officeooo:rsid="00286751" officeooo:paragraph-rsid="00286751"/>
    </style:style>
    <style:style style:name="P42" style:family="paragraph" style:parent-style-name="Standard">
      <style:paragraph-properties fo:margin-left="0in" fo:margin-right="0in" fo:text-indent="0in" style:auto-text-indent="false"/>
      <style:text-properties officeooo:rsid="000aa9e0" officeooo:paragraph-rsid="000aa9e0"/>
    </style:style>
    <style:style style:name="P43" style:family="paragraph" style:parent-style-name="Table_20_Contents">
      <style:text-properties officeooo:rsid="0006076b" officeooo:paragraph-rsid="0006076b"/>
    </style:style>
    <style:style style:name="P44"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45" style:family="paragraph" style:parent-style-name="Table_20_Contents">
      <style:text-properties fo:font-weight="bold" officeooo:rsid="0010371f" officeooo:paragraph-rsid="0010371f" style:font-weight-asian="bold" style:font-weight-complex="bold"/>
    </style:style>
    <style:style style:name="P46" style:family="paragraph" style:parent-style-name="Table_20_Contents">
      <style:text-properties fo:font-weight="bold" officeooo:rsid="0010597b" officeooo:paragraph-rsid="0010597b" style:font-weight-asian="bold" style:font-weight-complex="bold"/>
    </style:style>
    <style:style style:name="P47" style:family="paragraph" style:parent-style-name="Table_20_Contents">
      <style:text-properties fo:font-weight="bold" officeooo:rsid="0012d25f" officeooo:paragraph-rsid="0012d25f" style:font-weight-asian="bold" style:font-weight-complex="bold"/>
    </style:style>
    <style:style style:name="P48" style:family="paragraph" style:parent-style-name="Table_20_Contents">
      <style:text-properties officeooo:rsid="00065d1c" officeooo:paragraph-rsid="00065d1c"/>
    </style:style>
    <style:style style:name="P49" style:family="paragraph" style:parent-style-name="Table_20_Contents">
      <style:text-properties style:text-underline-style="solid" style:text-underline-width="auto" style:text-underline-color="font-color" officeooo:rsid="00065d1c" officeooo:paragraph-rsid="00065d1c"/>
    </style:style>
    <style:style style:name="P50" style:family="paragraph" style:parent-style-name="Table_20_Contents">
      <style:text-properties style:text-underline-style="solid" style:text-underline-width="auto" style:text-underline-color="font-color" officeooo:rsid="0006076b" officeooo:paragraph-rsid="0006076b"/>
    </style:style>
    <style:style style:name="P51" style:family="paragraph" style:parent-style-name="Table_20_Contents">
      <style:text-properties officeooo:rsid="0010371f" officeooo:paragraph-rsid="0010371f"/>
    </style:style>
    <style:style style:name="P52" style:family="paragraph" style:parent-style-name="Table_20_Contents">
      <style:text-properties officeooo:rsid="0010371f" officeooo:paragraph-rsid="0017911d"/>
    </style:style>
    <style:style style:name="P53" style:family="paragraph" style:parent-style-name="Table_20_Contents">
      <style:text-properties officeooo:rsid="0010597b" officeooo:paragraph-rsid="0010597b"/>
    </style:style>
    <style:style style:name="P54" style:family="paragraph" style:parent-style-name="Table_20_Contents">
      <style:text-properties officeooo:rsid="0010597b" officeooo:paragraph-rsid="00165ebc"/>
    </style:style>
    <style:style style:name="P55" style:family="paragraph" style:parent-style-name="Table_20_Contents">
      <style:text-properties officeooo:rsid="0010e9ba" officeooo:paragraph-rsid="0010e9ba"/>
    </style:style>
    <style:style style:name="P56" style:family="paragraph" style:parent-style-name="Table_20_Contents">
      <style:text-properties officeooo:rsid="0012d25f" officeooo:paragraph-rsid="0012d25f"/>
    </style:style>
    <style:style style:name="P57" style:family="paragraph" style:parent-style-name="Table_20_Contents">
      <style:text-properties officeooo:rsid="001412b2" officeooo:paragraph-rsid="001412b2"/>
    </style:style>
    <style:style style:name="P58" style:family="paragraph" style:parent-style-name="Table_20_Contents">
      <style:text-properties officeooo:rsid="00165ebc" officeooo:paragraph-rsid="0010371f"/>
    </style:style>
    <style:style style:name="P59" style:family="paragraph" style:parent-style-name="Table_20_Contents">
      <style:text-properties officeooo:rsid="00165ebc" officeooo:paragraph-rsid="00165ebc"/>
    </style:style>
    <style:style style:name="P60" style:family="paragraph" style:parent-style-name="Table_20_Contents">
      <style:text-properties officeooo:rsid="002b118e" officeooo:paragraph-rsid="002b118e"/>
    </style:style>
    <style:style style:name="P61" style:family="paragraph" style:parent-style-name="Standard">
      <style:paragraph-properties fo:margin-left="0.4925in" fo:margin-right="0in" fo:text-indent="0in" style:auto-text-indent="false"/>
      <style:text-properties officeooo:rsid="001ac572" officeooo:paragraph-rsid="001ac572"/>
    </style:style>
    <style:style style:name="P62"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63"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64" style:family="paragraph" style:parent-style-name="Standard">
      <style:paragraph-properties fo:margin-left="0.4925in" fo:margin-right="0in" fo:text-indent="0in" style:auto-text-indent="false"/>
      <style:text-properties fo:font-weight="normal" officeooo:rsid="0024d9e2" officeooo:paragraph-rsid="0024d9e2" style:font-weight-asian="normal" style:font-weight-complex="normal"/>
    </style:style>
    <style:style style:name="P65"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66"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67"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68" style:family="paragraph" style:parent-style-name="Standard">
      <style:paragraph-properties fo:margin-left="0.4925in" fo:margin-right="0in" fo:text-indent="0in" style:auto-text-indent="false"/>
      <style:text-properties fo:font-weight="normal" officeooo:rsid="002699eb" officeooo:paragraph-rsid="0029ad73" style:font-weight-asian="normal" style:font-weight-complex="normal"/>
    </style:style>
    <style:style style:name="P69"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70"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71" style:family="paragraph" style:parent-style-name="Standard">
      <style:paragraph-properties fo:margin-left="0.4925in" fo:margin-right="0in" fo:text-indent="0in" style:auto-text-indent="false"/>
      <style:text-properties officeooo:rsid="002ab478" officeooo:paragraph-rsid="002ab478"/>
    </style:style>
    <style:style style:name="P72"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73"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74" style:family="paragraph" style:parent-style-name="Standard" style:master-page-name="">
      <style:paragraph-properties style:page-number="auto" fo:keep-with-next="always"/>
      <style:text-properties officeooo:rsid="001ac572" officeooo:paragraph-rsid="001ac572"/>
    </style:style>
    <style:style style:name="P75"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76"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77"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78" style:family="paragraph" style:parent-style-name="Standard" style:list-style-name="L1">
      <style:text-properties officeooo:rsid="0007a4dc" officeooo:paragraph-rsid="0007a4dc"/>
    </style:style>
    <style:style style:name="P79" style:family="paragraph" style:parent-style-name="Standard" style:list-style-name="L1">
      <style:text-properties officeooo:rsid="00085bb3" officeooo:paragraph-rsid="00085bb3"/>
    </style:style>
    <style:style style:name="P80" style:family="paragraph" style:parent-style-name="Standard" style:list-style-name="L2">
      <style:text-properties officeooo:rsid="000aa9e0" officeooo:paragraph-rsid="000aa9e0"/>
    </style:style>
    <style:style style:name="P81" style:family="paragraph" style:parent-style-name="Standard">
      <style:text-properties officeooo:rsid="0005dc64" officeooo:paragraph-rsid="0005dc64"/>
    </style:style>
    <style:style style:name="P82" style:family="paragraph" style:parent-style-name="Standard">
      <style:text-properties officeooo:rsid="00234f3d" officeooo:paragraph-rsid="00234f3d"/>
    </style:style>
    <style:style style:name="P83" style:family="paragraph" style:parent-style-name="Standard">
      <style:text-properties officeooo:rsid="002d5d4f" officeooo:paragraph-rsid="002d5d4f"/>
    </style:style>
    <style:style style:name="P84" style:family="paragraph" style:parent-style-name="Standard">
      <style:text-properties officeooo:rsid="002e418e" officeooo:paragraph-rsid="002e418e"/>
    </style:style>
    <style:style style:name="P85" style:family="paragraph" style:parent-style-name="Standard">
      <style:text-properties officeooo:rsid="002f1e49" officeooo:paragraph-rsid="002f1e49"/>
    </style:style>
    <style:style style:name="P86" style:family="paragraph" style:parent-style-name="Standard">
      <style:paragraph-properties fo:margin-left="0.4925in" fo:margin-right="0in" fo:text-indent="0in" style:auto-text-indent="false"/>
      <style:text-properties officeooo:rsid="002f1e49" officeooo:paragraph-rsid="002f1e49"/>
    </style:style>
    <style:style style:name="P87" style:family="paragraph" style:parent-style-name="Heading_20_3" style:list-style-name=""/>
    <style:style style:name="P88" style:family="paragraph" style:parent-style-name="Heading_20_3">
      <style:paragraph-properties fo:break-before="page"/>
    </style:style>
    <style:style style:name="P89" style:family="paragraph" style:parent-style-name="Footer">
      <style:text-properties officeooo:rsid="002cc81c" officeooo:paragraph-rsid="002cc81c"/>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agraph-properties fo:text-align="center"/>
    </style:style>
    <style:style style:name="P92" style:family="paragraph">
      <loext:graphic-properties draw:fill="solid" draw:fill-color="#ffffcc"/>
      <style:paragraph-properties fo:text-align="center"/>
    </style:style>
    <style:style style:name="P93" style:family="paragraph">
      <loext:graphic-properties draw:fill="solid" draw:fill-color="#ccffcc"/>
      <style:paragraph-properties fo:text-align="center"/>
    </style:style>
    <style:style style:name="P94" style:family="paragraph">
      <loext:graphic-properties draw:fill="solid" draw:fill-color="#ffcc99"/>
      <style:paragraph-properties fo:text-align="center"/>
    </style:style>
    <style:style style:name="P95" style:family="paragraph">
      <loext:graphic-properties draw:fill="solid" draw:fill-color="#729fcf"/>
      <style:paragraph-properties fo:text-align="center"/>
    </style:style>
    <style:style style:name="P96" style:family="paragraph">
      <loext:graphic-properties draw:fill="solid" draw:fill-color="#99ccff"/>
      <style:paragraph-properties fo:text-align="center"/>
    </style:style>
    <style:style style:name="P97" style:family="paragraph">
      <loext:graphic-properties draw:fill="solid" draw:fill-color="#cfe7f5"/>
      <style:paragraph-properties fo:text-align="center"/>
    </style:style>
    <style:style style:name="P98"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fo:background-color="#fff200" loext:char-shading-value="0"/>
    </style:style>
    <style:style style:name="T10" style:family="text">
      <style:text-properties officeooo:rsid="000aa9e0" fo:background-color="#fff200" loext:char-shading-value="0"/>
    </style:style>
    <style:style style:name="T11" style:family="text">
      <style:text-properties officeooo:rsid="000aa9e0"/>
    </style:style>
    <style:style style:name="T12" style:family="text">
      <style:text-properties officeooo:rsid="000b51b7"/>
    </style:style>
    <style:style style:name="T13" style:family="text">
      <style:text-properties officeooo:rsid="000d424d"/>
    </style:style>
    <style:style style:name="T14" style:family="text">
      <style:text-properties officeooo:rsid="0010371f"/>
    </style:style>
    <style:style style:name="T15" style:family="text">
      <style:text-properties officeooo:rsid="0010597b"/>
    </style:style>
    <style:style style:name="T16" style:family="text">
      <style:text-properties officeooo:rsid="0010e9ba"/>
    </style:style>
    <style:style style:name="T17" style:family="text">
      <style:text-properties officeooo:rsid="00165ebc"/>
    </style:style>
    <style:style style:name="T18" style:family="text">
      <style:text-properties officeooo:rsid="0017a579"/>
    </style:style>
    <style:style style:name="T19" style:family="text">
      <style:text-properties officeooo:rsid="001b2f1f"/>
    </style:style>
    <style:style style:name="T20" style:family="text">
      <style:text-properties officeooo:rsid="001c4e02"/>
    </style:style>
    <style:style style:name="T21" style:family="text">
      <style:text-properties officeooo:rsid="001e22b5"/>
    </style:style>
    <style:style style:name="T22" style:family="text">
      <style:text-properties officeooo:rsid="001faf17"/>
    </style:style>
    <style:style style:name="T23" style:family="text">
      <style:text-properties officeooo:rsid="0021e530"/>
    </style:style>
    <style:style style:name="T24" style:family="text">
      <style:text-properties officeooo:rsid="00220727"/>
    </style:style>
    <style:style style:name="T25" style:family="text">
      <style:text-properties officeooo:rsid="00228721"/>
    </style:style>
    <style:style style:name="T26" style:family="text">
      <style:text-properties officeooo:rsid="0022d827"/>
    </style:style>
    <style:style style:name="T27" style:family="text">
      <style:text-properties officeooo:rsid="00234f3d"/>
    </style:style>
    <style:style style:name="T28" style:family="text">
      <style:text-properties officeooo:rsid="00239b5f"/>
    </style:style>
    <style:style style:name="T29" style:family="text">
      <style:text-properties officeooo:rsid="0024c22e"/>
    </style:style>
    <style:style style:name="T30" style:family="text">
      <style:text-properties officeooo:rsid="0024d9e2"/>
    </style:style>
    <style:style style:name="T31" style:family="text">
      <style:text-properties officeooo:rsid="00257278"/>
    </style:style>
    <style:style style:name="T32" style:family="text">
      <style:text-properties style:text-underline-style="none" officeooo:rsid="00257278"/>
    </style:style>
    <style:style style:name="T33" style:family="text">
      <style:text-properties style:text-underline-style="none" officeooo:rsid="0029ad73"/>
    </style:style>
    <style:style style:name="T34" style:family="text">
      <style:text-properties officeooo:rsid="00279039"/>
    </style:style>
    <style:style style:name="T35" style:family="text">
      <style:text-properties officeooo:rsid="00286751"/>
    </style:style>
    <style:style style:name="T36" style:family="text">
      <style:text-properties fo:font-weight="bold" style:font-weight-asian="bold" style:font-weight-complex="bold"/>
    </style:style>
    <style:style style:name="T37" style:family="text">
      <style:text-properties fo:font-weight="bold" officeooo:rsid="00286751" style:font-weight-asian="bold" style:font-weight-complex="bold"/>
    </style:style>
    <style:style style:name="T38" style:family="text">
      <style:text-properties officeooo:rsid="0029ad73"/>
    </style:style>
    <style:style style:name="T39" style:family="text">
      <style:text-properties officeooo:rsid="002b118e"/>
    </style:style>
    <style:style style:name="T40" style:family="text">
      <style:text-properties officeooo:rsid="002f1e4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8 28C256 Monitor ROM</text:p>
      <text:p text:style-name="P2"><text:date style:data-style-name="N76" text:date-value="2020-01-28T16:01:02.626629020" text:fixed="true">January 28, 2020</text:date></text:p>
      <text:p text:style-name="P2">PROPOSED</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0"><text:a xlink:type="simple" xlink:href="#__RefHeading___Toc2580_657641487" text:style-name="Index_20_Link" text:visited-style-name="Index_20_Link">Overview<text:tab/>2</text:a></text:p>
          <text:p text:style-name="P90"><text:a xlink:type="simple" xlink:href="#__RefHeading___Toc2582_657641487" text:style-name="Index_20_Link" text:visited-style-name="Index_20_Link">DipSwitch definitions (H8-SW1):<text:tab/>3</text:a></text:p>
          <text:p text:style-name="P90"><text:a xlink:type="simple" xlink:href="#__RefHeading___Toc2584_657641487" text:style-name="Index_20_Link" text:visited-style-name="Index_20_Link">Console/Keypad operation<text:tab/>3</text:a></text:p>
          <text:p text:style-name="P90"><text:a xlink:type="simple" xlink:href="#__RefHeading___Toc2586_657641487" text:style-name="Index_20_Link" text:visited-style-name="Index_20_Link">Booting (console)<text:tab/>4</text:a></text:p>
          <text:p text:style-name="P90"><text:a xlink:type="simple" xlink:href="#__RefHeading___Toc2588_657641487" text:style-name="Index_20_Link" text:visited-style-name="Index_20_Link">Booting (front panel)<text:tab/>5</text:a></text:p>
          <text:p text:style-name="P90"><text:a xlink:type="simple" xlink:href="#__RefHeading___Toc2590_657641487" text:style-name="Index_20_Link" text:visited-style-name="Index_20_Link">Boot Device Designations<text:tab/>6</text:a></text:p>
          <text:p text:style-name="P90"><text:a xlink:type="simple" xlink:href="#__RefHeading___Toc2592_657641487" text:style-name="Index_20_Link" text:visited-style-name="Index_20_Link">Console Commands Summary<text:tab/>7</text:a></text:p>
          <text:p text:style-name="P90"><text:a xlink:type="simple" xlink:href="#__RefHeading___Toc2594_657641487" text:style-name="Index_20_Link" text:visited-style-name="Index_20_Link">Updating the ROM<text:tab/>9</text:a></text:p>
          <text:p text:style-name="P90"><text:a xlink:type="simple" xlink:href="#__RefHeading___Toc2596_657641487" text:style-name="Index_20_Link" text:visited-style-name="Index_20_Link">ROM Flash Details (Z80-based systems)<text:tab/>10</text:a></text:p>
          <text:p text:style-name="P90"><text:a xlink:type="simple" xlink:href="#__RefHeading___Toc2598_657641487" text:style-name="Index_20_Link" text:visited-style-name="Index_20_Link">ROM Layout<text:tab/>11</text:a></text:p>
          <text:p text:style-name="P90"><text:a xlink:type="simple" xlink:href="#__RefHeading___Toc2600_657641487" text:style-name="Index_20_Link" text:visited-style-name="Index_20_Link">ROM Extension Modules<text:tab/>13</text:a></text:p>
          <text:p text:style-name="P90"><text:a xlink:type="simple" xlink:href="#__RefHeading___Toc3031_657641487" text:style-name="Index_20_Link" text:visited-style-name="Index_20_Link">Boot Semantics<text:tab/>15</text:a></text:p>
        </text:index-body>
      </text:table-of-content>
      <text:p text:style-name="P1"/>
      <text:p text:style-name="P1"/>
      <text:h text:style-name="P87" text:outline-level="3"/>
      <text:h text:style-name="P88" text:outline-level="3"><text:bookmark-start text:name="__RefHeading___Toc2580_657641487"/>Overview<text:bookmark-end text:name="__RefHeading___Toc2580_657641487"/></text:h>
      <text:p text:style-name="Heading">Background</text:p>
      <text:p text:style-name="P1"/>
      <text:p text:style-name="P1">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1"/>
      <text:p text:style-name="P1">The console support will follow the command (particularly Boot command) syntax introduced by Heath in their H89 monitors, and as extended by Magnolia Microsystems.</text:p>
      <text:p text:style-name="P1"/>
      <text:p text:style-name="P1">The H8 front panel support will expand on the PAM37 monitor operation.</text:p>
      <text:p text:style-name="P1"/>
      <text:p text:style-name="Heading">Conventions</text:p>
      <text:p text:style-name="P12">In examples in this document, underlined characters indicate what the user types, non-underlined characters indicate what the computer prints. The string “(cr)” is used to indicate pressing the RETURN (Enter) key.</text:p>
      <text:p text:style-name="P1"/>
      <text:p text:style-name="Heading">Supported Features</text:p>
      <text:p text:style-name="P1">Operating systems (boot): HDOS 2 and 3, Heath CP/M 2, MMS CP/M 2 and 3 (others TBD).</text:p>
      <text:p text:style-name="P1"/>
      <text:p text:style-name="P1">Boot devices: H17, H47, H37, H67, MMS77316, GIDE, WizNet, <text:span text:style-name="T16">VDIP1</text:span></text:p>
      <text:p text:style-name="P1"/>
      <text:p text:style-name="P3">Console commands: Boot, <text:span text:style-name="T1">Go, Memory test, PC, Substitute, Terminal mode, Version</text:span></text:p>
      <text:p text:style-name="P3"/>
      <text:p text:style-name="Heading">Dropped Support</text:p>
      <text:p text:style-name="P5">baud Rate command, auto-baud detect, and any other dependency on the H19 as the console terminal.</text:p>
      <text:p text:style-name="P3"/>
      <text:p text:style-name="P5">Boot support for MMS MagNET, Corvus, XComp, and REMEX devices.</text:p>
      <text:p text:style-name="P5"/>
      <text:p text:style-name="P5">Auto-boot.</text:p>
      <text:p text:style-name="P5"/>
      <text:p text:style-name="Heading">New Commands</text:p>
      <text:p text:style-name="P12">L – List boot modules available in ROM</text:p>
      <text:p text:style-name="P12"><text:span text:style-name="T30">H</text:span> – <text:span text:style-name="T30">boot Help – list boot module details</text:span></text:p>
      <text:p text:style-name="P39">D – Dump memory (hex, ASCII)</text:p>
      <text:h text:style-name="P88" text:outline-level="3"><text:bookmark-start text:name="__RefHeading___Toc2582_657641487"/>DipSwitch definitions (H8-SW1):<text:bookmark-end text:name="__RefHeading___Toc2582_657641487"/></text:h>
      <text:p text:style-name="P5"/>
      <table:table table:name="Table1" table:style-name="Table1">
        <table:table-column table:style-name="Table1.A" table:number-columns-repeated="7"/>
        <table:table-column table:style-name="Table1.H"/>
        <table:table-row>
          <table:table-cell table:style-name="Table1.A1" office:value-type="string">
            <text:p text:style-name="P44">7</text:p>
          </table:table-cell>
          <table:table-cell table:style-name="Table1.A1" office:value-type="string">
            <text:p text:style-name="P44">6</text:p>
          </table:table-cell>
          <table:table-cell table:style-name="Table1.A1" office:value-type="string">
            <text:p text:style-name="P44">5</text:p>
          </table:table-cell>
          <table:table-cell table:style-name="Table1.A1" office:value-type="string">
            <text:p text:style-name="P44">4</text:p>
          </table:table-cell>
          <table:table-cell table:style-name="Table1.A1" office:value-type="string">
            <text:p text:style-name="P44">3</text:p>
          </table:table-cell>
          <table:table-cell table:style-name="Table1.A1" office:value-type="string">
            <text:p text:style-name="P44">2</text:p>
          </table:table-cell>
          <table:table-cell table:style-name="Table1.A1" office:value-type="string">
            <text:p text:style-name="P44">1</text:p>
          </table:table-cell>
          <table:table-cell table:style-name="Table1.H1" office:value-type="string">
            <text:p text:style-name="P44">0</text:p>
          </table:table-cell>
        </table:table-row>
        <table:table-row>
          <table:table-cell table:style-name="Table1.A2" office:value-type="string">
            <text:p text:style-name="P49">Baud</text:p>
            <text:p text:style-name="P48">0 = 9600</text:p>
            <text:p text:style-name="P48">1 = 19.2K</text:p>
          </table:table-cell>
          <table:table-cell table:style-name="Table1.A2" table:number-columns-spanned="3" office:value-type="string">
            <text:p text:style-name="P7">Default Boot Device</text:p>
            <text:p text:style-name="P6">0 0 0 = MMS77316 5”</text:p>
            <text:p text:style-name="P6">0 0 1 = MMS77316 8”</text:p>
            <text:p text:style-name="P6">0 1 0 = Device at 7CH/174Q</text:p>
            <text:p text:style-name="P6">0 1 1 = Device at 78H/170Q</text:p>
            <text:p text:style-name="P6">1 0 0 = <text:span text:style-name="T22">VDIP1</text:span></text:p>
            <text:p text:style-name="P6">1 0 1 = GIDE</text:p>
            <text:p text:style-name="P6">1 1 0 = WizNet</text:p>
            <text:p text:style-name="P6">1 1 1 = <text:span text:style-name="T2">none</text:span></text:p>
          </table:table-cell>
          <table:covered-table-cell/>
          <table:covered-table-cell/>
          <table:table-cell table:style-name="Table1.A2" table:number-columns-spanned="2" office:value-type="string">
            <text:p text:style-name="P50">Port 78H/170Q</text:p>
            <text:p text:style-name="P43">0 0 = H37</text:p>
            <text:p text:style-name="P43">0 1 = H47</text:p>
            <text:p text:style-name="P43">1 0 = H67</text:p>
            <text:p text:style-name="P43">1 1 = unused</text:p>
          </table:table-cell>
          <table:covered-table-cell/>
          <table:table-cell table:style-name="Table1.G2" table:number-columns-spanned="2" office:value-type="string">
            <text:p text:style-name="P50">Port 7CH/174Q</text:p>
            <text:p text:style-name="P43">0 0 = H17</text:p>
            <text:p text:style-name="P43">0 1 = H47</text:p>
            <text:p text:style-name="P43">1 0 = H67</text:p>
            <text:p text:style-name="P43">1 1 = unused</text:p>
          </table:table-cell>
          <table:covered-table-cell/>
        </table:table-row>
      </table:table>
      <text:p text:style-name="P5"/>
      <text:p text:style-name="P5"/>
      <text:h text:style-name="Heading_20_3" text:outline-level="3"><text:bookmark-start text:name="__RefHeading___Toc2584_657641487"/>Console/Keypad operation<text:bookmark-end text:name="__RefHeading___Toc2584_657641487"/></text:h>
      <text:p text:style-name="P15"/>
      <text:p text:style-name="P15">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5"/>
      <text:h text:style-name="P88" text:outline-level="3"><text:bookmark-start text:name="__RefHeading___Toc2586_657641487"/>Booting (console)<text:bookmark-end text:name="__RefHeading___Toc2586_657641487"/></text:h>
      <text:p text:style-name="P10"/>
      <text:p text:style-name="P14">Note that backspace, or other edit keys, do not function when entering commands. However, the <text:span text:style-name="T18">DELETE</text:span> key <text:span text:style-name="T18">(ASCII “DEL”, 7FH)</text:span> may be used to cancel a command.</text:p>
      <text:p text:style-name="P14"/>
      <text:p text:style-name="Heading">Full syntax</text:p>
      <text:p text:style-name="P14"/>
      <text:p text:style-name="P12">H8: <text:span text:style-name="T3">B</text:span>oot <text:span text:style-name="T3">L</text:span>L-<text:span text:style-name="T3">D:string</text:span><text:span text:style-name="T4">(cr)</text:span></text:p>
      <text:p text:style-name="P12"/>
      <text:list xml:id="list1926162346" text:style-name="L1">
        <text:list-item>
          <text:p text:style-name="P78">The key ‘B’ starts the boot command. The monitor echos “Boot ” and waits for more characters.</text:p>
          <text:list>
            <text:list-item>
              <text:p text:style-name="P78"><text:s/>RETURN may be pressed in order to boot the default device, or more characters may be entered to define the desired boot device, unit, etc.</text:p>
            </text:list-item>
          </text:list>
        </text:list-item>
        <text:list-item>
          <text:p text:style-name="P78">The next character must be a letter, which selects the type of device to boot. One exception is the letter ‘A’ which selects whatever is defined as the default device.</text:p>
          <text:list>
            <text:list-item>
              <text:p text:style-name="P78">When a letter is entered, it will be echoed twice followed by a dash.</text:p>
            </text:list-item>
            <text:list-item>
              <text:p text:style-name="P78">RETURN may be pressed in order to boot unit 0, or more characters may be entered.</text:p>
            </text:list-item>
          </text:list>
        </text:list-item>
        <text:list-item>
          <text:p text:style-name="P78">Next a digit is entered to define the unit. The exact definition of this digit (“unit”) varies between different devices.</text:p>
          <text:list>
            <text:list-item>
              <text:p text:style-name="P79">RETURN may be pressed in order to boot the designated unit, <text:span text:style-name="T2">or more characters may be entered.</text:span></text:p>
            </text:list-item>
          </text:list>
        </text:list-item>
        <text:list-item>
          <text:p text:style-name="P79">Next the colon character (‘:’) followed by an alpha-numeric string may be entered.</text:p>
          <text:list>
            <text:list-item>
              <text:p text:style-name="P79">Interpretation of this string depends entirely on the boot target.</text:p>
            </text:list-item>
            <text:list-item>
              <text:p text:style-name="P79">Some boot targets completely ignore this string.</text:p>
            </text:list-item>
          </text:list>
        </text:list-item>
      </text:list>
      <text:p text:style-name="P10"/>
      <text:p text:style-name="P72">String interpretations</text:p>
      <text:p text:style-name="P71">GIDE (X):<text:tab/>digit for <text:span text:style-name="T39">partition</text:span>, letter for (256M) segment. Any order. Defaults are ‘0’ and ‘A’.</text:p>
      <text:p text:style-name="P71">VDIP1 (V):<text:tab/>file name to boot, default suffix is “.sys”.</text:p>
      <text:p text:style-name="P71">WizNet (W):<text:tab/>file name to boot, default suffix is “.sys”.</text:p>
      <text:p text:style-name="P71">H67 (E):<text:tab/>partition number (digit).</text:p>
      <text:p text:style-name="P10"/>
      <text:p text:style-name="Heading">Alternate syntax</text:p>
      <text:p text:style-name="P10"/>
      <text:p text:style-name="P13">H8: <text:span text:style-name="T3">B</text:span>oot <text:span text:style-name="T3">NN(cr)</text:span></text:p>
      <text:p text:style-name="P11"/>
      <text:p text:style-name="P11">Instead of a letter, etc, the entry may be digits to define the physical drive number. Note that the physical drive number specifically defines a boot target, and no additional specifiers may be entered.</text:p>
      <text:p text:style-name="P10"/>
      <text:h text:style-name="P88" text:outline-level="3"><text:bookmark-start text:name="__RefHeading___Toc2588_657641487"/>Booting (front panel)<text:bookmark-end text:name="__RefHeading___Toc2588_657641487"/></text:h>
      <text:p text:style-name="P14"/>
      <text:p text:style-name="P24">Note, booting through the front panel does not permit specification of a boot string. Some boot features will not be available.</text:p>
      <text:p text:style-name="P14"/>
      <text:p text:style-name="Heading">Universal boot</text:p>
      <text:p text:style-name="P14"/>
      <text:list xml:id="list3799963200" text:style-name="L2">
        <text:list-item>
          <text:p text:style-name="P80">Press the “0” key to start the Universal Boot sequence.</text:p>
        </text:list-item>
        <text:list-item>
          <text:p text:style-name="P80">Display shows “dEU” (for “device”). Press a key “0” through “5” to select the device. <text:span text:style-name="T12">The device mnemonic will be displayed in the first 3 elements. Fixed-port devices will also display the port in the middle 3 elements.</text:span></text:p>
        </text:list-item>
        <text:list-item>
          <text:p text:style-name="P80">If display shows “Por” (for “port”), select I/O port using “0” through “3”. <text:span text:style-name="T12">Port will be displayed in the middle 3 elements.</text:span></text:p>
        </text:list-item>
        <text:list-item>
          <text:p text:style-name="P80">Display shows “Uni” (for “unit”), select the unit number using “0” through “9”.</text:p>
        </text:list-item>
      </text:list>
      <text:p text:style-name="P15"/>
      <text:p text:style-name="P42">Boot will commence automatically after selecting the unit.</text:p>
      <text:p text:style-name="P14"/>
      <text:p text:style-name="Heading">One-key boot</text:p>
      <text:p text:style-name="P14"/>
      <text:p text:style-name="P14">The primary or secondary boot device may be selected using the “1” and “2” keys, respectively. “<text:span text:style-name="T11">Primary” is the device defined as the default boot device in the dipswitches SW1. “Secondary” is the device on the “other” port (174Q/170Q).</text:span> <text:span text:style-name="T9">TODO: define secondary </text:span><text:span text:style-name="T10">independent</text:span><text:span text:style-name="T9"> of ports 174Q/170Q.</text:span></text:p>
      <text:p text:style-name="P14"/>
      <text:p text:style-name="P8"/>
      <text:p text:style-name="P14"/>
      <text:h text:style-name="P88" text:outline-level="3"><text:bookmark-start text:name="__RefHeading___Toc2590_657641487"/>Boot Device Designations<text:bookmark-end text:name="__RefHeading___Toc2590_657641487"/></text:h>
      <text:p text:style-name="P1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5">Letter</text:p>
          </table:table-cell>
          <table:table-cell table:style-name="Table2.A1" office:value-type="string">
            <text:p text:style-name="P47">Phy Drv</text:p>
          </table:table-cell>
          <table:table-cell table:style-name="Table2.A1" office:value-type="string">
            <text:p text:style-name="P45">Device Descr.</text:p>
          </table:table-cell>
          <table:table-cell table:style-name="Table2.A1" office:value-type="string">
            <text:p text:style-name="P45">Num Units</text:p>
          </table:table-cell>
          <table:table-cell table:style-name="Table2.A1" office:value-type="string">
            <text:p text:style-name="P45">H8-FP key</text:p>
          </table:table-cell>
          <table:table-cell table:style-name="Table2.F1" office:value-type="string">
            <text:p text:style-name="P46">Cmd String</text:p>
          </table:table-cell>
        </table:table-row>
        <table:table-row>
          <table:table-cell table:style-name="Table2.A2" office:value-type="string">
            <text:p text:style-name="P51">A</text:p>
          </table:table-cell>
          <table:table-cell table:style-name="Table2.B2" table:number-columns-spanned="5" office:value-type="string">
            <text:p text:style-name="P53">(default device selection dictates parameters)</text:p>
          </table:table-cell>
          <table:covered-table-cell/>
          <table:covered-table-cell/>
          <table:covered-table-cell/>
          <table:covered-table-cell/>
        </table:table-row>
        <table:table-row>
          <table:table-cell table:style-name="Table2.A2" office:value-type="string">
            <text:p text:style-name="P51">B</text:p>
          </table:table-cell>
          <table:table-cell table:style-name="Table2.A2" office:value-type="string">
            <text:p text:style-name="P56">0-2</text:p>
          </table:table-cell>
          <table:table-cell table:style-name="Table2.A2" office:value-type="string">
            <text:p text:style-name="P51">H17</text:p>
          </table:table-cell>
          <table:table-cell table:style-name="Table2.A2" office:value-type="string">
            <text:p text:style-name="P51">3</text:p>
          </table:table-cell>
          <table:table-cell table:style-name="Table2.A2" office:value-type="string">
            <text:p text:style-name="P55">0</text:p>
          </table:table-cell>
          <table:table-cell table:style-name="Table2.B2" office:value-type="string">
            <text:p text:style-name="P53">n/u</text:p>
          </table:table-cell>
        </table:table-row>
        <table:table-row>
          <table:table-cell table:style-name="Table2.A2" office:value-type="string">
            <text:p text:style-name="P51">C</text:p>
          </table:table-cell>
          <table:table-cell table:style-name="Table2.A2" office:value-type="string">
            <text:p text:style-name="P56">46-49</text:p>
          </table:table-cell>
          <table:table-cell table:style-name="Table2.A2" office:value-type="string">
            <text:p text:style-name="P51">H37</text:p>
          </table:table-cell>
          <table:table-cell table:style-name="Table2.A2" office:value-type="string">
            <text:p text:style-name="P51">4</text:p>
          </table:table-cell>
          <table:table-cell table:style-name="Table2.A2" office:value-type="string">
            <text:p text:style-name="P55">3</text:p>
          </table:table-cell>
          <table:table-cell table:style-name="Table2.B2" office:value-type="string">
            <text:p text:style-name="P53">n/u</text:p>
          </table:table-cell>
        </table:table-row>
        <table:table-row>
          <table:table-cell table:style-name="Table2.A2" office:value-type="string">
            <text:p text:style-name="P51">D</text:p>
          </table:table-cell>
          <table:table-cell table:style-name="Table2.A2" office:value-type="string">
            <text:p text:style-name="P56">5-8</text:p>
          </table:table-cell>
          <table:table-cell table:style-name="Table2.A2" office:value-type="string">
            <text:p text:style-name="P51">H47</text:p>
          </table:table-cell>
          <table:table-cell table:style-name="Table2.A2" office:value-type="string">
            <text:p text:style-name="P51">4</text:p>
          </table:table-cell>
          <table:table-cell table:style-name="Table2.A2" office:value-type="string">
            <text:p text:style-name="P55">1</text:p>
          </table:table-cell>
          <table:table-cell table:style-name="Table2.B2" office:value-type="string">
            <text:p text:style-name="P53">n/u</text:p>
          </table:table-cell>
        </table:table-row>
        <table:table-row>
          <table:table-cell table:style-name="Table2.A2" office:value-type="string">
            <text:p text:style-name="P51">E</text:p>
          </table:table-cell>
          <table:table-cell table:style-name="Table2.A2" office:value-type="string">
            <text:p text:style-name="P56">3-4</text:p>
          </table:table-cell>
          <table:table-cell table:style-name="Table2.A2" office:value-type="string">
            <text:p text:style-name="P51">H67</text:p>
          </table:table-cell>
          <table:table-cell table:style-name="Table2.A2" office:value-type="string">
            <text:p text:style-name="P51">2</text:p>
          </table:table-cell>
          <table:table-cell table:style-name="Table2.A2" office:value-type="string">
            <text:p text:style-name="P55">2</text:p>
          </table:table-cell>
          <table:table-cell table:style-name="Table2.B2" office:value-type="string">
            <text:p text:style-name="P53">n/u</text:p>
          </table:table-cell>
        </table:table-row>
        <table:table-row>
          <table:table-cell table:style-name="Table2.A2" office:value-type="string">
            <text:p text:style-name="P51">F</text:p>
          </table:table-cell>
          <table:table-cell table:style-name="Table2.A2" office:value-type="string">
            <text:p text:style-name="P51"/>
          </table:table-cell>
          <table:table-cell table:style-name="Table2.C7" table:number-columns-spanned="4" office:value-type="string">
            <text:p text:style-name="P51"><text:span text:style-name="T17">R</text:span>eserved</text:p>
          </table:table-cell>
          <table:covered-table-cell/>
          <table:covered-table-cell/>
          <table:covered-table-cell/>
        </table:table-row>
        <table:table-row>
          <table:table-cell table:style-name="Table2.A2" office:value-type="string">
            <text:p text:style-name="P51">G</text:p>
          </table:table-cell>
          <table:table-cell table:style-name="Table2.A2" office:value-type="string">
            <text:p text:style-name="P51"/>
          </table:table-cell>
          <table:table-cell table:style-name="Table2.C8" table:number-columns-spanned="4" office:value-type="string">
            <text:p text:style-name="P51">MMS77314 REMEX(deprecated)</text:p>
          </table:table-cell>
          <table:covered-table-cell/>
          <table:covered-table-cell/>
          <table:covered-table-cell/>
        </table:table-row>
        <table:table-row>
          <table:table-cell table:style-name="Table2.A2" office:value-type="string">
            <text:p text:style-name="P51">H</text:p>
          </table:table-cell>
          <table:table-cell table:style-name="Table2.A2" office:value-type="string">
            <text:p text:style-name="P51"/>
          </table:table-cell>
          <table:table-cell table:style-name="Table2.C8" table:number-columns-spanned="4" office:value-type="string">
            <text:p text:style-name="P51">MMS77314 Corvus (deprecated)</text:p>
          </table:table-cell>
          <table:covered-table-cell/>
          <table:covered-table-cell/>
          <table:covered-table-cell/>
        </table:table-row>
        <table:table-row>
          <table:table-cell table:style-name="Table2.A2" office:value-type="string">
            <text:p text:style-name="P51">I</text:p>
          </table:table-cell>
          <table:table-cell table:style-name="Table2.A2" office:value-type="string">
            <text:p text:style-name="P56">29-32</text:p>
          </table:table-cell>
          <table:table-cell table:style-name="Table2.A2" office:value-type="string">
            <text:p text:style-name="P51">MMS77316 8”</text:p>
          </table:table-cell>
          <table:table-cell table:style-name="Table2.A2" office:value-type="string">
            <text:p text:style-name="P51">4</text:p>
          </table:table-cell>
          <table:table-cell table:style-name="Table2.A2" office:value-type="string">
            <text:p text:style-name="Table_20_Contents"/>
          </table:table-cell>
          <table:table-cell table:style-name="Table2.B2" office:value-type="string">
            <text:p text:style-name="P53">n/u</text:p>
          </table:table-cell>
        </table:table-row>
        <table:table-row>
          <table:table-cell table:style-name="Table2.A2" office:value-type="string">
            <text:p text:style-name="P51">J</text:p>
          </table:table-cell>
          <table:table-cell table:style-name="Table2.A2" office:value-type="string">
            <text:p text:style-name="P56">33-36</text:p>
          </table:table-cell>
          <table:table-cell table:style-name="Table2.A2" office:value-type="string">
            <text:p text:style-name="P51">MMS77316 5.25”</text:p>
          </table:table-cell>
          <table:table-cell table:style-name="Table2.A2" office:value-type="string">
            <text:p text:style-name="P51">4</text:p>
          </table:table-cell>
          <table:table-cell table:style-name="Table2.A2" office:value-type="string">
            <text:p text:style-name="Table_20_Contents"/>
          </table:table-cell>
          <table:table-cell table:style-name="Table2.B2" office:value-type="string">
            <text:p text:style-name="P53">n/u</text:p>
          </table:table-cell>
        </table:table-row>
        <table:table-row>
          <table:table-cell table:style-name="Table2.A2" office:value-type="string">
            <text:p text:style-name="P51">K</text:p>
          </table:table-cell>
          <table:table-cell table:style-name="Table2.A2" office:value-type="string">
            <text:p text:style-name="P51"/>
          </table:table-cell>
          <table:table-cell table:style-name="Table2.C8" table:number-columns-spanned="4" office:value-type="string">
            <text:p text:style-name="P51">MMS77317 XCOMP (deprecated)</text:p>
          </table:table-cell>
          <table:covered-table-cell/>
          <table:covered-table-cell/>
          <table:covered-table-cell/>
        </table:table-row>
        <table:table-row>
          <table:table-cell table:style-name="Table2.A2" office:value-type="string">
            <text:p text:style-name="P51">L</text:p>
          </table:table-cell>
          <table:table-cell table:style-name="Table2.A2" office:value-type="string">
            <text:p text:style-name="P51"/>
          </table:table-cell>
          <table:table-cell table:style-name="Table2.C7" table:number-columns-spanned="4" office:value-type="string">
            <text:p text:style-name="P58">Reserved</text:p>
          </table:table-cell>
          <table:covered-table-cell/>
          <table:covered-table-cell/>
          <table:covered-table-cell/>
        </table:table-row>
        <table:table-row>
          <table:table-cell table:style-name="Table2.A2" office:value-type="string">
            <text:p text:style-name="P51">M</text:p>
          </table:table-cell>
          <table:table-cell table:style-name="Table2.A2" office:value-type="string">
            <text:p text:style-name="P56">40</text:p>
          </table:table-cell>
          <table:table-cell table:style-name="Table2.A2" office:value-type="string">
            <text:p text:style-name="P51">MMS77318 ramdisk</text:p>
          </table:table-cell>
          <table:table-cell table:style-name="Table2.A2" office:value-type="string">
            <text:p text:style-name="P51">1</text:p>
          </table:table-cell>
          <table:table-cell table:style-name="Table2.A2" office:value-type="string">
            <text:p text:style-name="Table_20_Contents"/>
          </table:table-cell>
          <table:table-cell table:style-name="Table2.B2" office:value-type="string">
            <text:p text:style-name="P53">n/u</text:p>
          </table:table-cell>
        </table:table-row>
        <table:table-row>
          <table:table-cell table:style-name="Table2.A2" office:value-type="string">
            <text:p text:style-name="P51">N</text:p>
          </table:table-cell>
          <table:table-cell table:style-name="Table2.A2" office:value-type="string">
            <text:p text:style-name="P51"/>
          </table:table-cell>
          <table:table-cell table:style-name="Table2.C8" table:number-columns-spanned="4" office:value-type="string">
            <text:p text:style-name="P51">MMS77422 MagNET (deprecated)</text:p>
          </table:table-cell>
          <table:covered-table-cell/>
          <table:covered-table-cell/>
          <table:covered-table-cell/>
        </table:table-row>
        <table:table-row>
          <table:table-cell table:style-name="Table2.A2" office:value-type="string">
            <text:p text:style-name="P51">O</text:p>
          </table:table-cell>
          <table:table-cell table:style-name="Table2.A2" office:value-type="string">
            <text:p text:style-name="P57"/>
          </table:table-cell>
          <table:table-cell table:style-name="Table2.A2" office:value-type="string">
            <text:p text:style-name="P51">MMS77320 Ctrl 0</text:p>
          </table:table-cell>
          <table:table-cell table:style-name="Table2.A2" office:value-type="string">
            <text:p text:style-name="P53">4</text:p>
          </table:table-cell>
          <table:table-cell table:style-name="Table2.A2" office:value-type="string">
            <text:p text:style-name="Table_20_Contents"/>
          </table:table-cell>
          <table:table-cell table:style-name="Table2.B2" office:value-type="string">
            <text:p text:style-name="P53">partition</text:p>
          </table:table-cell>
        </table:table-row>
        <table:table-row>
          <table:table-cell table:style-name="Table2.A2" office:value-type="string">
            <text:p text:style-name="P51">P</text:p>
          </table:table-cell>
          <table:table-cell table:style-name="Table2.A2" office:value-type="string">
            <text:p text:style-name="P51"/>
          </table:table-cell>
          <table:table-cell table:style-name="Table2.A2" office:value-type="string">
            <text:p text:style-name="P51">MMS77320 Ctrl <text:span text:style-name="T15">1</text:span></text:p>
          </table:table-cell>
          <table:table-cell table:style-name="Table2.A2" office:value-type="string">
            <text:p text:style-name="P53">4</text:p>
          </table:table-cell>
          <table:table-cell table:style-name="Table2.A2" office:value-type="string">
            <text:p text:style-name="Table_20_Contents"/>
          </table:table-cell>
          <table:table-cell table:style-name="Table2.B2" office:value-type="string">
            <text:p text:style-name="P53">partition</text:p>
          </table:table-cell>
        </table:table-row>
        <table:table-row>
          <table:table-cell table:style-name="Table2.A2" office:value-type="string">
            <text:p text:style-name="P51">Q</text:p>
          </table:table-cell>
          <table:table-cell table:style-name="Table2.A2" office:value-type="string">
            <text:p text:style-name="P51"/>
          </table:table-cell>
          <table:table-cell table:style-name="Table2.C7" table:number-columns-spanned="4" office:value-type="string">
            <text:p text:style-name="P52"><text:span text:style-name="T15">Reserved (was </text:span>MMS77320 Ctrl <text:span text:style-name="T15">2)</text:span></text:p>
          </table:table-cell>
          <table:covered-table-cell/>
          <table:covered-table-cell/>
          <table:covered-table-cell/>
        </table:table-row>
        <table:table-row>
          <table:table-cell table:style-name="Table2.A2" office:value-type="string">
            <text:p text:style-name="P51">R</text:p>
          </table:table-cell>
          <table:table-cell table:style-name="Table2.A2" office:value-type="string">
            <text:p text:style-name="P51"/>
          </table:table-cell>
          <table:table-cell table:style-name="Table2.C7" table:number-columns-spanned="4" office:value-type="string">
            <text:p text:style-name="P52"><text:span text:style-name="T15">Reserved (was </text:span>MMS77320 Ctrl <text:span text:style-name="T15">3)</text:span></text:p>
          </table:table-cell>
          <table:covered-table-cell/>
          <table:covered-table-cell/>
          <table:covered-table-cell/>
        </table:table-row>
        <table:table-row>
          <table:table-cell table:style-name="Table2.A2" office:value-type="string">
            <text:p text:style-name="P51">S</text:p>
          </table:table-cell>
          <table:table-cell table:style-name="Table2.A2" office:value-type="string">
            <text:p text:style-name="P51"/>
          </table:table-cell>
          <table:table-cell table:style-name="Table2.C7" table:number-columns-spanned="4" office:value-type="string">
            <text:p text:style-name="P51"><text:span text:style-name="T15">Reserved (was </text:span>MMS77320 Ctrl <text:span text:style-name="T15">4)</text:span></text:p>
          </table:table-cell>
          <table:covered-table-cell/>
          <table:covered-table-cell/>
          <table:covered-table-cell/>
        </table:table-row>
        <table:table-row>
          <table:table-cell table:style-name="Table2.A2" office:value-type="string">
            <text:p text:style-name="P51">T</text:p>
          </table:table-cell>
          <table:table-cell table:style-name="Table2.A2" office:value-type="string">
            <text:p text:style-name="P51"/>
          </table:table-cell>
          <table:table-cell table:style-name="Table2.C7" table:number-columns-spanned="4" office:value-type="string">
            <text:p text:style-name="P51"><text:span text:style-name="T15">Reserved (was </text:span>MMS77320 Ctrl <text:span text:style-name="T15">5)</text:span></text:p>
          </table:table-cell>
          <table:covered-table-cell/>
          <table:covered-table-cell/>
          <table:covered-table-cell/>
        </table:table-row>
        <table:table-row>
          <table:table-cell table:style-name="Table2.A2" office:value-type="string">
            <text:p text:style-name="P51">U</text:p>
          </table:table-cell>
          <table:table-cell table:style-name="Table2.A2" office:value-type="string">
            <text:p text:style-name="P51"/>
          </table:table-cell>
          <table:table-cell table:style-name="Table2.C7" table:number-columns-spanned="4" office:value-type="string">
            <text:p text:style-name="P51"><text:span text:style-name="T15">Reserved (was </text:span>MMS77320 Ctrl <text:span text:style-name="T15">6)</text:span></text:p>
          </table:table-cell>
          <table:covered-table-cell/>
          <table:covered-table-cell/>
          <table:covered-table-cell/>
        </table:table-row>
        <table:table-row>
          <table:table-cell table:style-name="Table2.A2" office:value-type="string">
            <text:p text:style-name="P51">V</text:p>
          </table:table-cell>
          <table:table-cell table:style-name="Table2.A2" office:value-type="string">
            <text:p text:style-name="P57">41</text:p>
          </table:table-cell>
          <table:table-cell table:style-name="Table2.A2" office:value-type="string">
            <text:p text:style-name="P54">VDIP1 (was <text:span text:style-name="T14">MMS77320 Ctrl 7</text:span>)</text:p>
          </table:table-cell>
          <table:table-cell table:style-name="Table2.A2" office:value-type="string">
            <text:p text:style-name="P53">1</text:p>
          </table:table-cell>
          <table:table-cell table:style-name="Table2.A2" office:value-type="string">
            <text:p text:style-name="P55">6</text:p>
          </table:table-cell>
          <table:table-cell table:style-name="Table2.B2" office:value-type="string">
            <text:p text:style-name="P53">file/prog</text:p>
          </table:table-cell>
        </table:table-row>
        <table:table-row>
          <table:table-cell table:style-name="Table2.A2" office:value-type="string">
            <text:p text:style-name="P51">W</text:p>
          </table:table-cell>
          <table:table-cell table:style-name="Table2.A2" office:value-type="string">
            <text:p text:style-name="P56">60</text:p>
          </table:table-cell>
          <table:table-cell table:style-name="Table2.A2" office:value-type="string">
            <text:p text:style-name="P53">WizNet</text:p>
          </table:table-cell>
          <table:table-cell table:style-name="Table2.A2" office:value-type="string">
            <text:p text:style-name="P53">1</text:p>
          </table:table-cell>
          <table:table-cell table:style-name="Table2.A2" office:value-type="string">
            <text:p text:style-name="P55">5</text:p>
          </table:table-cell>
          <table:table-cell table:style-name="Table2.B2" office:value-type="string">
            <text:p text:style-name="P53">file/prog</text:p>
          </table:table-cell>
        </table:table-row>
        <table:table-row>
          <table:table-cell table:style-name="Table2.A2" office:value-type="string">
            <text:p text:style-name="P51">X</text:p>
          </table:table-cell>
          <table:table-cell table:style-name="Table2.A2" office:value-type="string">
            <text:p text:style-name="P56">70</text:p>
          </table:table-cell>
          <table:table-cell table:style-name="Table2.A2" office:value-type="string">
            <text:p text:style-name="P51">GIDE</text:p>
          </table:table-cell>
          <table:table-cell table:style-name="Table2.A2" office:value-type="string">
            <text:p text:style-name="P60">2</text:p>
          </table:table-cell>
          <table:table-cell table:style-name="Table2.A2" office:value-type="string">
            <text:p text:style-name="P55">4</text:p>
          </table:table-cell>
          <table:table-cell table:style-name="Table2.B2" office:value-type="string">
            <text:p text:style-name="P53">segmnt/<text:span text:style-name="T39">partn</text:span></text:p>
          </table:table-cell>
        </table:table-row>
        <table:table-row>
          <table:table-cell table:style-name="Table2.A2" office:value-type="string">
            <text:p text:style-name="P51">Y</text:p>
          </table:table-cell>
          <table:table-cell table:style-name="Table2.A2" office:value-type="string">
            <text:p text:style-name="P51"/>
          </table:table-cell>
          <table:table-cell table:style-name="Table2.C7" table:number-columns-spanned="4" office:value-type="string">
            <text:p text:style-name="P59">Reserved</text:p>
          </table:table-cell>
          <table:covered-table-cell/>
          <table:covered-table-cell/>
          <table:covered-table-cell/>
        </table:table-row>
        <table:table-row>
          <table:table-cell table:style-name="Table2.A2" office:value-type="string">
            <text:p text:style-name="P51">Z</text:p>
          </table:table-cell>
          <table:table-cell table:style-name="Table2.A2" office:value-type="string">
            <text:p text:style-name="P51"/>
          </table:table-cell>
          <table:table-cell table:style-name="Table2.C7" table:number-columns-spanned="4" office:value-type="string">
            <text:p text:style-name="P59">Reserved</text:p>
          </table:table-cell>
          <table:covered-table-cell/>
          <table:covered-table-cell/>
          <table:covered-table-cell/>
        </table:table-row>
      </table:table>
      <text:p text:style-name="P16"/>
      <text:h text:style-name="P88" text:outline-level="3"><text:bookmark-start text:name="__RefHeading___Toc2592_657641487"/>Console Commands <text:span text:style-name="T31">Summary</text:span><text:bookmark-end text:name="__RefHeading___Toc2592_657641487"/></text:h>
      <text:p text:style-name="P9"/>
      <text:p text:style-name="P18"><text:span text:style-name="T3">B</text:span>oot <text:span text:style-name="T5">(cr)</text:span></text:p>
      <text:p text:style-name="P18"><text:span text:style-name="T3">B</text:span>oot <text:span text:style-name="T5">A</text:span><text:span text:style-name="T32">A</text:span>-<text:span text:style-name="T5">(cr)</text:span></text:p>
      <text:p text:style-name="P18"><text:span text:style-name="T3">B</text:span>oot <text:span text:style-name="T5">A</text:span><text:span text:style-name="T32">A</text:span>-<text:span text:style-name="T3">U</text:span><text:span text:style-name="T5">(cr)</text:span></text:p>
      <text:p text:style-name="P18"><text:span text:style-name="T3">B</text:span>oot <text:span text:style-name="T5">A</text:span><text:span text:style-name="T32">A</text:span>-<text:span text:style-name="T3">U:string</text:span><text:span text:style-name="T5">(cr)</text:span></text:p>
      <text:p text:style-name="P62">Boot from the default device, optionally specifying unit and string.</text:p>
      <text:p text:style-name="P18"><text:span text:style-name="T3">B</text:span>oot <text:span text:style-name="T8">L</text:span><text:span text:style-name="T33">L</text:span>-<text:span text:style-name="T5">(cr)</text:span></text:p>
      <text:p text:style-name="P18"><text:span text:style-name="T3">B</text:span>oot <text:span text:style-name="T8">L</text:span><text:span text:style-name="T33">L</text:span>-<text:span text:style-name="T3">U</text:span><text:span text:style-name="T5">(cr)</text:span></text:p>
      <text:p text:style-name="P18"><text:span text:style-name="T3">B</text:span>oot <text:span text:style-name="T8">L</text:span><text:span text:style-name="T33">L</text:span>-<text:span text:style-name="T3">U:string</text:span><text:span text:style-name="T5">(cr)</text:span></text:p>
      <text:p text:style-name="P63">Boot from device <text:span text:style-name="T38">L</text:span>, optionally specifying unit and string.</text:p>
      <text:p text:style-name="P18"><text:span text:style-name="T3">B</text:span>oot <text:span text:style-name="T3">NN(cr)</text:span></text:p>
      <text:p text:style-name="P63">Boot from device physical drive NN.</text:p>
      <text:p text:style-name="P17"/>
      <text:p text:style-name="P17"><text:span text:style-name="T3">D</text:span>ump <text:span text:style-name="T3">AAAA(cr)</text:span></text:p>
      <text:p text:style-name="P17"><text:span text:style-name="T3">D</text:span>ump <text:span text:style-name="T3">(cr)</text:span></text:p>
      <text:p text:style-name="P64">Dump 128 bytes of memory, in hex and ASCII, starting at address AAAA. If AAA is not specified, starts where the last dump ended <text:span text:style-name="T34">or substitute started (or last memory address on front panel)</text:span>.</text:p>
      <text:p text:style-name="P17"/>
      <text:p text:style-name="P19"><text:span text:style-name="T3">G</text:span>o <text:span text:style-name="T3">AAAA(cr)</text:span></text:p>
      <text:p text:style-name="P19"><text:span text:style-name="T3">G</text:span>o <text:span text:style-name="T3">(cr)</text:span></text:p>
      <text:p text:style-name="P63">Go to (start execution at) address AAAA. If AAAA is not specified, use the PC of the saved debug registers.</text:p>
      <text:p text:style-name="P17"/>
      <text:p text:style-name="P19"><text:span text:style-name="T3">H</text:span>elp boot</text:p>
      <text:p text:style-name="P63">Print a table showing all boot modules/devices included in the ROM. Sample output:</text:p>
      <text:p text:style-name="P77"><text:s/>GIDE <text:s text:c="2"/>X 4 70-78</text:p>
      <text:p text:style-name="P77"><text:s/>H17 <text:s text:c="3"/>B 0 00-02</text:p>
      <text:p text:style-name="P77">*H37 <text:s text:c="3"/>C 3 46-49</text:p>
      <text:p text:style-name="P77"><text:s/>H47 <text:s text:c="3"/>D 1 05-08</text:p>
      <text:p text:style-name="P77"><text:s/>H67 <text:s text:c="3"/>E 2 03-04</text:p>
      <text:p text:style-name="P77"><text:s/>VDIP1 <text:s/>V 6 41</text:p>
      <text:p text:style-name="P77"><text:s/>WizNet W 5 60</text:p>
      <text:p text:style-name="P65">The first column is the device name, with an asterisk indicating the default device according to the dipswitch settings.</text:p>
      <text:p text:style-name="P65">Second column is the device letter to be used in the “<text:span text:style-name="T6">B</text:span><text:span text:style-name="T30">oot </text:span><text:span text:style-name="T6">X</text:span><text:span text:style-name="T30">X-...” </text:span>form of the boot command.</text:p>
      <text:p text:style-name="P65">Third column is the Front Panel key for the front panel universal boot command sequence.</text:p>
      <text:p text:style-name="P65">Fourth column is the physical drive number range, used in the “<text:span text:style-name="T6">B</text:span><text:span text:style-name="T30">oot </text:span><text:span text:style-name="T6">NN</text:span>” for<text:span text:style-name="T38">m</text:span> of the boot command.</text:p>
      <text:p text:style-name="P19"/>
      <text:p text:style-name="P20"><text:span text:style-name="T3">L</text:span>ist boot modules</text:p>
      <text:p text:style-name="P65">List the names of the boot modules included in the ROM. An asterisk indicates the default device according to the dipswitch settings.</text:p>
      <text:p text:style-name="P20"/>
      <text:p text:style-name="P20"><text:soft-page-break/><text:span text:style-name="T3">M</text:span>emory test<text:span text:style-name="T3">(cr)</text:span></text:p>
      <text:p text:style-name="P65">Run a simple 64K memory test. Use RESET to end the test.</text:p>
      <text:p text:style-name="P20"/>
      <text:p text:style-name="P75"><text:span text:style-name="T3">P</text:span>rog Counter <text:span text:style-name="T7">(cr)</text:span></text:p>
      <text:p text:style-name="P76"><text:span text:style-name="T3">P</text:span>rog Counter <text:span text:style-name="T3">AAAA(cr)</text:span></text:p>
      <text:p text:style-name="P73">Set the debug PC register. Note that the front panel debugger and console monitor use the same set of saved, debug, registers. If AAAA is not specified, then the current PC is displayed and the option given to change it.</text:p>
      <text:p text:style-name="P21"/>
      <text:p text:style-name="P21"><text:span text:style-name="T3">S</text:span>ubstitute <text:span text:style-name="T3">(cr)</text:span></text:p>
      <text:p text:style-name="P21"><text:span text:style-name="T3">S</text:span>ubstitute <text:span text:style-name="T3">AAAA(cr)</text:span></text:p>
      <text:p text:style-name="P68">Interactively alter memory. If no AAAA is specified, use the stored address from the last substitute or dump<text:span text:style-name="T34"> (or last memory address on front panel)</text:span>. <text:span text:style-name="T38">For each address, enter hex digits and (cr) to modify, (cr) to skip to next, ‘-’ to skip to previous, and ‘.’ to end command.</text:span></text:p>
      <text:p text:style-name="P21"/>
      <text:p text:style-name="P22"><text:span text:style-name="T3">T</text:span>erminal mode<text:span text:style-name="T3">(cr)</text:span></text:p>
      <text:p text:style-name="P66">Enter terminal mode, where the console is effectively connected to the “<text:span text:style-name="T35">modem” serial port (0D8H/330Q). Use RESET to return to monitor.</text:span></text:p>
      <text:p text:style-name="P21"/>
      <text:p text:style-name="P23"><text:span text:style-name="T3">V</text:span>ersion</text:p>
      <text:p text:style-name="P67">Display the ROM version.</text:p>
      <text:h text:style-name="P88" text:outline-level="3"><text:bookmark-start text:name="__RefHeading___Toc2594_657641487"/><text:span text:style-name="T37">Updating</text:span><text:span text:style-name="T36"> the ROM</text:span><text:bookmark-end text:name="__RefHeading___Toc2594_657641487"/></text:h>
      <text:p text:style-name="P25"/>
      <text:p text:style-name="P27">The standalone, VDIP1-based, program VFLASH.SYS is used to update the entire ROM image from a file (<text:span text:style-name="T35">that is </text:span>also) on the USB stick. This program may be run using the boot command:</text:p>
      <text:p text:style-name="P27"/>
      <text:p text:style-name="P61">H8: <text:span text:style-name="T3">B</text:span>oot <text:span text:style-name="T3">V</text:span>V-<text:span text:style-name="T3">0:vflash</text:span><text:span text:style-name="T4">(cr)</text:span></text:p>
      <text:p text:style-name="P27"/>
      <text:p text:style-name="P28">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19">or may verify and retry each page</text:span>). <text:span text:style-name="T23">An example session is:</text:span></text:p>
      <text:p text:style-name="P28"/>
      <text:p text:style-name="P69">H8 Monitor v2.0(<text:span text:style-name="T23">alpha1</text:span>)</text:p>
      <text:p text:style-name="P69"/>
      <text:p text:style-name="P69">H8: <text:span text:style-name="T3">B</text:span>oot <text:span text:style-name="T3">V</text:span>V-<text:span text:style-name="T3">0:vflash</text:span><text:span text:style-name="T4">(cr)</text:span></text:p>
      <text:p text:style-name="P69"/>
      <text:p text:style-name="P69">VFLASH v1.0 - Update ROM from VDIP1</text:p>
      <text:p text:style-name="P69">Enter ROM image file: <text:span text:style-name="T3">H8MON2B.ROM</text:span></text:p>
      <text:p text:style-name="P69">Press RETURN to start flash: <text:span text:style-name="T4">(cr)</text:span></text:p>
      <text:p text:style-name="P69">ROM update complete</text:p>
      <text:p text:style-name="P69">Press RESET</text:p>
      <text:p text:style-name="P70">(reset)</text:p>
      <text:p text:style-name="P69">H8 Monitor v2.0(beta<text:span text:style-name="T35">2</text:span>)</text:p>
      <text:p text:style-name="P69"/>
      <text:p text:style-name="P69">H8: </text:p>
      <text:p text:style-name="P28"/>
      <text:p text:style-name="P41">During image file load and ROM flash, a “spinner” progress indicator is shown. Note that checksum computation, done at both the end of image load and the end of flash, does not advance the spinner.</text:p>
      <text:p text:style-name="P41"/>
      <text:p text:style-name="P28">Note, if the flash fails then the system may not be usable (depending on the state of the core monitor code). The ROM chip will need to be removed and flashed on an external device.</text:p>
      <text:p text:style-name="P27"/>
      <text:h text:style-name="P88" text:outline-level="3"><text:bookmark-start text:name="__RefHeading___Toc2596_657641487"/>ROM Flash Details (Z80-based systems)<text:bookmark-end text:name="__RefHeading___Toc2596_657641487"/></text:h>
      <text:p text:style-name="P41"/>
      <text:p text:style-name="P27">The flashing scheme depends on the legacy map, in order to be able to fully load the ROM image and verify it’s integrity <text:span text:style-name="T21">before starting the flash</text:span>. <text:span text:style-name="T23">The following figures and text describe the flash algorithm:</text:span></text:p>
      <text:p text:style-name="P27"/>
      <text:p text:style-name="P27"/>
      <text:p text:style-name="P74"><draw:custom-shape text:anchor-type="paragraph" draw:z-index="0" draw:name="Shape2" draw:style-name="gr1" svg:width="0.8335in" svg:height="0.365in" svg:x="0.5299in" svg:y="0.0508in"><text:p text:style-name="P91">Core (4k)</text:p><draw:enhanced-geometry svg:viewBox="0 0 21600 21600" draw:type="rectangle" draw:enhanced-path="M 0 0 L 21600 0 21600 21600 0 21600 0 0 Z N"/></draw:custom-shape><draw:custom-shape text:anchor-type="paragraph" draw:z-index="1" draw:name="Shape2" draw:style-name="gr2" draw:text-style-name="P92"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92"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93" svg:width="0.8335in" svg:height="0.365in" svg:x="0.5299in" svg:y="2.7591in"><text:p text:style-name="P91">vflash</text:p><draw:enhanced-geometry svg:viewBox="0 0 21600 21600" draw:type="rectangle" draw:enhanced-path="M 0 0 L 21600 0 21600 21600 0 21600 0 0 Z N"/></draw:custom-shape><draw:custom-shape text:anchor-type="paragraph" draw:z-index="5" draw:name="Shape2" draw:style-name="gr6" draw:text-style-name="P94" svg:width="0.8335in" svg:height="0.365in" svg:x="0.5299in" svg:y="1.228in"><text:p text:style-name="P91">Img (4k)</text:p><draw:enhanced-geometry svg:viewBox="0 0 21600 21600" draw:type="rectangle" draw:enhanced-path="M 0 0 L 21600 0 21600 21600 0 21600 0 0 Z N"/></draw:custom-shape><draw:custom-shape text:anchor-type="paragraph" draw:z-index="6" draw:name="Shape2" draw:style-name="gr7" draw:text-style-name="P94" svg:width="0.8335in" svg:height="1.1669in" svg:x="0.5299in" svg:y="1.5925in"><text:p text:style-name="P91">Img (28k)</text:p><draw:enhanced-geometry svg:viewBox="0 0 21600 21600" draw:type="rectangle" draw:enhanced-path="M 0 0 L 21600 0 21600 21600 0 21600 0 0 Z N"/></draw:custom-shape><draw:custom-shape text:anchor-type="paragraph" draw:z-index="7" draw:name="Shape2" draw:style-name="gr8" draw:text-style-name="P91" svg:width="0.8335in" svg:height="1.5315in" svg:x="2.1134in" svg:y="0.0508in"><text:p text:style-name="P91">Full 32k</text:p><draw:enhanced-geometry svg:viewBox="0 0 21600 21600" draw:type="rectangle" draw:enhanced-path="M 0 0 L 21600 0 21600 21600 0 21600 0 0 Z N"/></draw:custom-shape><draw:custom-shape text:anchor-type="paragraph" draw:z-index="8" draw:name="Shape2" draw:style-name="gr5" draw:text-style-name="P93" svg:width="0.8335in" svg:height="0.365in" svg:x="2.1134in" svg:y="2.7591in"><text:p text:style-name="P91">vflash</text:p><draw:enhanced-geometry svg:viewBox="0 0 21600 21600" draw:type="rectangle" draw:enhanced-path="M 0 0 L 21600 0 21600 21600 0 21600 0 0 Z N"/></draw:custom-shape><draw:custom-shape text:anchor-type="paragraph" draw:z-index="9" draw:name="Shape2" draw:style-name="gr7" draw:text-style-name="P94" svg:width="0.8335in" svg:height="1.1669in" svg:x="2.1134in" svg:y="1.5925in"><text:p text:style-name="P91">Img (28k)</text:p><draw:enhanced-geometry svg:viewBox="0 0 21600 21600" draw:type="rectangle" draw:enhanced-path="M 0 0 L 21600 0 21600 21600 0 21600 0 0 Z N"/></draw:custom-shape><draw:custom-shape text:anchor-type="paragraph" draw:z-index="2" draw:name="Shape2" draw:style-name="gr3" draw:text-style-name="P91" svg:width="0.8335in" svg:height="0.1776in" svg:x="0.5299in" svg:y="0.5925in"><text:p text:style-name="P91">H17</text:p><draw:enhanced-geometry svg:viewBox="0 0 21600 21600" draw:type="rectangle" draw:enhanced-path="M 0 0 L 21600 0 21600 21600 0 21600 0 0 Z N"/></draw:custom-shape></text:p>
      <text:p text:style-name="P29">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0">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29"/>
      <text:p text:style-name="P30">Note that flashing these devices requires writing 64 bytes at a time (with less than 150uS between bytes), and then polling the last byte written to wait for the flash write cycle to (begin and) complete.</text:p>
      <text:p text:style-name="P30"/>
      <text:h text:style-name="P88" text:outline-level="3"><text:bookmark-start text:name="__RefHeading___Toc2598_657641487"/>ROM Layout<text:bookmark-end text:name="__RefHeading___Toc2598_657641487"/></text:h>
      <text:p text:style-name="P38"/>
      <text:p text:style-name="P38">The ROM contents is organized as follows:</text:p>
      <text:p text:style-name="P40"><draw:custom-shape text:anchor-type="paragraph" draw:z-index="13" draw:name="Shape1" draw:style-name="gr12" draw:text-style-name="P98" svg:width="1.615in" svg:height="1.3752in" svg:x="0.4673in" svg:y="1.8709in"><text:p text:style-name="P91">2000-7FFF</text:p><text:p text:style-name="P91">Boot Modules,</text:p><text:p text:style-name="P91">Extended commands,</text:p><text:p text:style-name="P91">...</text:p><draw:enhanced-geometry svg:viewBox="0 0 21600 21600" draw:type="rectangle" draw:enhanced-path="M 0 0 L 21600 0 21600 21600 0 21600 0 0 Z N"/></draw:custom-shape></text:p>
      <text:p text:style-name="P40"><draw:custom-shape text:anchor-type="paragraph" draw:z-index="10" draw:name="Shape1" draw:style-name="gr9" draw:text-style-name="P95" svg:width="1.615in" svg:height="0.8732in" svg:x="0.4673in" svg:y="0.0228in"><text:p text:style-name="P91">0000-0FFF</text:p><text:p text:style-name="P91">Core monitor</text:p><draw:enhanced-geometry svg:viewBox="0 0 21600 21600" draw:type="rectangle" draw:enhanced-path="M 0 0 L 21600 0 21600 21600 0 21600 0 0 Z N"/></draw:custom-shape><draw:custom-shape text:anchor-type="paragraph" draw:z-index="11" draw:name="Shape1" draw:style-name="gr10" draw:text-style-name="P96" svg:width="1.615in" svg:height="0.3921in" svg:x="0.4673in" svg:y="0.8957in"><text:p text:style-name="P91">1000-17FF</text:p><text:p text:style-name="P91">reserved</text:p><draw:enhanced-geometry svg:viewBox="0 0 21600 21600" draw:type="rectangle" draw:enhanced-path="M 0 0 L 21600 0 21600 21600 0 21600 0 0 Z N"/></draw:custom-shape><draw:custom-shape text:anchor-type="paragraph" draw:z-index="12" draw:name="Shape1" draw:style-name="gr11" draw:text-style-name="P97" svg:width="1.615in" svg:height="0.3921in" svg:x="0.4673in" svg:y="1.2874in"><text:p text:style-name="P91">1800-1FFF</text:p><text:p text:style-name="P91">H17 Floppy ROM</text:p><draw:enhanced-geometry svg:viewBox="0 0 21600 21600" draw:type="rectangle" draw:enhanced-path="M 0 0 L 21600 0 21600 21600 0 21600 0 0 Z N"/></draw:custom-shape><draw:custom-shape text:anchor-type="paragraph" draw:z-index="14" draw:name="Shape1" draw:style-name="gr13" draw:text-style-name="P95" svg:width="0.6776in" svg:height="0.1921in" svg:x="1.4047in" svg:y="2.8626in"><text:p text:style-name="P91">chksum</text:p><draw:enhanced-geometry svg:viewBox="0 0 21600 21600" draw:type="rectangle" draw:enhanced-path="M 0 0 L 21600 0 21600 21600 0 21600 0 0 Z N"/></draw:custom-shape></text:p>
      <text:p text:style-name="P38">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38"/>
      <text:p text:style-name="P38">The boot modules area is a variable-length region that may extend to the physical end of the ROM, <text:span text:style-name="T24">with the exception that the last 4 physical bytes contain a 32-bit checksum, stored little-endian</text:span>. <text:span text:style-name="T13">Each boot module has a header area that allows the core monitor to search through them and to match one to a given boot target. By convention, modules are a multiple of 256 bytes in length. The modules contain basic information, such as strings to represent the device mnemonic and the number of units supported. It also contains the code necessary to boot from the device.</text:span></text:p>
      <text:p text:style-name="P38"/>
      <text:p text:style-name="P26">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ROM flashing software also uses this control bit to flash, and verify, the whole ROM – however it is running entirely in high memory (and interrupts are disabled) and so conforms to the requirements.</text:p>
      <text:p text:style-name="P26"><text:soft-page-break/></text:p>
      <text:h text:style-name="P88" text:outline-level="3"><text:bookmark-start text:name="__RefHeading___Toc2600_657641487"/>ROM Extension Modules<text:bookmark-end text:name="__RefHeading___Toc2600_657641487"/></text:h>
      <text:p text:style-name="P31"/>
      <text:p text:style-name="P31">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1"/>
      <text:p text:style-name="P32">first: <text:s/>db <text:s text:c="5"/>HIGH (last-first) <text:s text:c="6"/>; +0: num pages</text:p>
      <text:p text:style-name="P32"><text:s text:c="8"/>db <text:s text:c="5"/>HIGH first <text:s text:c="13"/>; +1: ORG page</text:p>
      <text:p text:style-name="P32"><text:s text:c="8"/>db <text:s text:c="5"/><text:span text:style-name="T25">255</text:span>,<text:span text:style-name="T25">0</text:span> <text:s text:c="2"/>; +2,+3: phy drv base, num</text:p>
      <text:p text:style-name="P32"/>
      <text:p text:style-name="P32"><text:s text:c="8"/>jmp <text:s text:c="4"/>init <text:s text:c="3"/>; +4: init entry</text:p>
      <text:p text:style-name="P32"><text:s text:c="8"/>jmp <text:s text:c="4"/><text:span text:style-name="T25">exec</text:span> <text:s text:c="3"/>; +7: boot/<text:span text:style-name="T25">execute</text:span> entry</text:p>
      <text:p text:style-name="P32"/>
      <text:p text:style-name="P32"><text:s text:c="8"/>db <text:s text:c="5"/>'?' <text:s text:c="4"/>; +10: command letter</text:p>
      <text:p text:style-name="P32"><text:s text:c="8"/>db <text:s text:c="5"/>-<text:span text:style-name="T25">1</text:span> <text:s text:c="5"/>; +11: front panel key</text:p>
      <text:p text:style-name="P32"><text:s text:c="8"/>db <text:s text:c="5"/><text:span text:style-name="T25">0 <text:s/></text:span><text:s text:c="5"/>; +12: port, 0 if variable</text:p>
      <text:p text:style-name="P32"><text:s text:c="8"/>db <text:s text:c="5"/>1<text:span text:style-name="T25">11</text:span>1<text:span text:style-name="T25">11</text:span>1<text:span text:style-name="T25">1</text:span>b,1111<text:span text:style-name="T25">11</text:span>11b,1111<text:span text:style-name="T25">111</text:span>1b <text:s text:c="2"/>; +13: FP display</text:p>
      <text:p text:style-name="P32"><text:s text:c="8"/>db <text:s text:c="5"/>'<text:span text:style-name="T25">MYMOD</text:span>',0 ; +16: mnemonic string</text:p>
      <text:p text:style-name="P32"/>
      <text:p text:style-name="P32">init: <text:s text:c="2"/>xra <text:s text:c="4"/>a <text:s text:c="6"/>; NC – <text:span text:style-name="T25">no error</text:span></text:p>
      <text:p text:style-name="P32"><text:s text:c="8"/>ret</text:p>
      <text:p text:style-name="P32"/>
      <text:p text:style-name="P32"><text:span text:style-name="T25">exec</text:span>: <text:s text:c="2"/><text:span text:style-name="T25">ret <text:s text:c="12"/>; boot returns on error,</text:span></text:p>
      <text:p text:style-name="P32">... <text:s text:c="20"/>; <text:span text:style-name="T25">commands return on completion.</text:span></text:p>
      <text:p text:style-name="P33"><text:s text:c="8"/>rept <text:s text:c="3"/>(($+0ffh) and 0ff00h)-$</text:p>
      <text:p text:style-name="P33"><text:s text:c="8"/>db <text:s text:c="5"/>0ffh</text:p>
      <text:p text:style-name="P33"><text:s text:c="8"/>endm</text:p>
      <text:p text:style-name="P33">last: <text:s text:c="2"/>end</text:p>
      <text:p text:style-name="P31"/>
      <text:p text:style-name="P34">The physical drive field, +2, also indicates boot modules. A value of 0-199 indicates the base physical drive number for a boot module. A value of 255 indicates an auxiliary software extension.</text:p>
      <text:p text:style-name="P34"/>
      <text:p text:style-name="P34">For boot modules: fields +2, +3, +10, and +11 may be used to locate a module during boot, and so must be complete (although, for example, if a module cannot be activated from the front panel, then no valid front panel key should be given). <text:span text:style-name="T26">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4"/>
      <text:p text:style-name="P35">For extended commands: Extended commands are only available for the console mode of operation. Field +10 must contain an upper-case ASCII letter, not used by any other command, to represent the <text:span text:style-name="T28">implemented </text:span>command. Fields +2,+3 must contain 255,0.</text:p>
      <text:p text:style-name="P35"/>
      <text:p text:style-name="P36">For auxiliary software: <text:span text:style-name="T27">Fields +10 and/or +11 are used to find and load the module. The value(s) depend on how the module is used. For example, the module to provide Cassette Tape load/save uses </text:span><text:soft-page-break/><text:span text:style-name="T27">the field +11 with a value that cannot match a front panel key code (e.g. 88H). </text:span>Fields +2,+3 must contain 255,0.</text:p>
      <text:p text:style-name="P35"/>
      <text:p text:style-name="P37">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28">even</text:span> if the module function is execute<text:span text:style-name="T29">d</text:span> multiple times.</text:p>
      <text:p text:style-name="P37"/>
      <text:p text:style-name="P37">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37"/>
      <text:p text:style-name="P37">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29">s</text:span> (‘A’-’Z’). <text:span text:style-name="T28">When the operation has completed, it returns. Errors may need to jump directly to an error recovery entry in the core monitor code.</text:span></text:p>
      <text:p text:style-name="P37"/>
      <text:h text:style-name="P88" text:outline-level="3"><text:bookmark-start text:name="__RefHeading___Toc3031_657641487"/>Boot Semantics<text:bookmark-end text:name="__RefHeading___Toc3031_657641487"/></text:h>
      <text:p text:style-name="P84">The general boot process is that the core monitor installs the selected boot module and places the physical drive num<text:span text:style-name="T40">b</text:span>er in location 2034H and the unit/LUN in <text:span text:style-name="T40">2131H. The boot module routine is executed with the error handler on the stack. Boot modules must preserve that return address and pass it along to the boot loader. A return from either indicates an error. The success path would execute the boot loader and OS (and never returns).</text:span></text:p>
      <text:p text:style-name="P84"/>
      <text:p text:style-name="P83">Disk devices read the first 10 sectors off the media and place them in memory at address 2280H. Then control is transferred to 2280H.</text:p>
      <text:p text:style-name="P83"/>
      <text:p text:style-name="P83">Non-disk devices (WizNet, VDIP1) use the string to choose a file to load. If no string is specified, a default is chosen. The file forma<text:span text:style-name="T40">t for WizNet is controlled by the CP/NET server, which then sends load packets to the client to load the OS (or program). The VDIP1 module loads from the selected file according to the data, which is based on the CPM3.SYS format.</text:span></text:p>
      <text:p text:style-name="P83"/>
      <text:p text:style-name="P85">Some boot modules place additional information in memory:</text:p>
      <text:p text:style-name="P85"/>
      <text:p text:style-name="P86">The GIDE module computes the segment offset and places it in 2156H. The first byte contains the LUN and high 4 bits of the segment LBA offset. The second byte contains the rest of the segment LBA offset. This is offset is used by the boot loader and OS to honor the segment and LUN selection.</text:p>
      <text:p text:style-name="P86"/>
      <text:p text:style-name="P86">The SASI (H67) boot module constructs the SASI command template in 2156H, which is used by the boot loader to continue loading the OS.</text:p>
      <text:p text:style-name="P85"/>
      <text:p text:style-name="P85"/>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MP1">H8 Monitor 2<text:tab/><text:tab/><text:page-number text:select-page="current" text:page-adjust="-1">14</text:page-number></text:p>
      </style:footer>
      <style:footer-first>
        <text:p text:style-name="MP1"><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2-29T11:42:15.247204924</dc:date>
    <meta:editing-duration>PT7H12M47S</meta:editing-duration>
    <meta:editing-cycles>21</meta:editing-cycles>
    <meta:generator>LibreOffice/6.0.7.3$Linux_X86_64 LibreOffice_project/00m0$Build-3</meta:generator>
    <meta:document-statistic meta:table-count="2" meta:image-count="0" meta:object-count="0" meta:page-count="15" meta:paragraph-count="306" meta:word-count="3102" meta:character-count="17644" meta:non-whitespace-character-count="14576"/>
  </office:meta>
</office:document-meta>
</file>